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person var Beskrivare (B), den andra var Svarare (S). Båda personer hade tre papper var med sex numrerade figurer på var je papper, figurerna var ordnade I två kolumner med tre rader; ordningen mellan S:s och B:s figuer var <text:span text:style-name="T1">olika</text:span><text:span text:style-name="T2">, S skulle gissam numreringen.</text:span></text:p>
      <text:p text:style-name="Standard"><text:s text:c="3"/>B skulle nu I tre separata försök beskriva figurerna för S, under olika begränsningar. Att titta på varandras papper, eller att skriva I luften vara alltid förbjudet. I försök 1 fick endast B tala medan S kommunicerade med icke-verbala signaler. I försök 2 fick båda prata, men de satt rygg mot rygg och kunde således bara kommunicera verbalt. I försök 3 fanns inga begränsningar jämfört med försök 1 och 2.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rald Nordgren</meta:initial-creator>
    <meta:creation-date>2011-11-02T15:02:57</meta:creation-date>
    <dc:date>2011-11-02T15:22:57</dc:date>
    <dc:creator>Harald Nordgren</dc:creator>
    <meta:editing-duration>PT2M40S</meta:editing-duration>
    <meta:editing-cycles>2</meta:editing-cycles>
    <meta:generator>LibreOffice/3.3$Linux LibreOffice_project/330m19$Build-301</meta:generator>
    <meta:document-statistic meta:table-count="0" meta:image-count="0" meta:object-count="0" meta:page-count="1" meta:paragraph-count="3" meta:word-count="115" meta:character-count="675"/>
  </office:meta>
</office:document-meta>
</file>